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officeooo:rsid="00031e83" officeooo:paragraph-rsid="00031e83" style:font-weight-asian="bold" style:font-weight-complex="bold"/>
    </style:style>
    <style:style style:name="P2" style:family="paragraph" style:parent-style-name="Standard">
      <style:text-properties style:text-underline-style="none" fo:font-weight="normal" officeooo:rsid="00031e83" officeooo:paragraph-rsid="00031e83" style:font-weight-asian="normal" style:font-weight-complex="normal"/>
    </style:style>
    <style:style style:name="T1" style:family="text">
      <style:text-properties officeooo:rsid="00041763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51ae7" style:font-weight-asian="bold" style:font-weight-complex="bold"/>
    </style:style>
    <style:style style:name="T4" style:family="text">
      <style:text-properties style:text-underline-style="solid" style:text-underline-width="auto" style:text-underline-color="font-color" fo:font-weight="bold" officeooo:rsid="00041763" style:font-weight-asian="bold" style:font-weight-complex="bold"/>
    </style:style>
    <style:style style:name="T5" style:family="text">
      <style:text-properties style:text-underline-style="solid" style:text-underline-width="auto" style:text-underline-color="font-color" fo:font-weight="bold" officeooo:rsid="00051ae7" style:font-weight-asian="bold" style:font-weight-complex="bold"/>
    </style:style>
    <style:style style:name="T6" style:family="text">
      <style:text-properties style:text-underline-style="solid" style:text-underline-width="auto" style:text-underline-color="font-color" fo:font-weight="bold" officeooo:rsid="0007f124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officeooo:rsid="00051ae7"/>
    </style:style>
    <style:style style:name="T9" style:family="text">
      <style:text-properties officeooo:rsid="00067883"/>
    </style:style>
    <style:style style:name="T10" style:family="text">
      <style:text-properties officeooo:rsid="0007d281"/>
    </style:style>
    <style:style style:name="T11" style:family="text">
      <style:text-properties officeooo:rsid="0007f12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quirements – Create sorted list of usernames</text:p>
      <text:p text:style-name="P2">- List of all current members</text:p>
      <text:p text:style-name="P2"><text:tab/>- sort alphabetically</text:p>
      <text:p text:style-name="P2"><text:tab/>- case sensitive</text:p>
      <text:p text:style-name="P2">- Sorted order should be maintained internally within the data structure</text:p>
      <text:p text:style-name="P2">- Structure must be a skip list</text:p>
      <text:p text:style-name="P2"/>
      <text:p text:style-name="P1">Specification – Process the log file</text:p>
      <text:p text:style-name="P2">- Membership logic commands</text:p>
      <text:p text:style-name="P2"><text:tab/>- JOIN - adds a user</text:p>
      <text:p text:style-name="P2"><text:tab/>- LEAVE – permanently removes a user</text:p>
      <text:p text:style-name="P2"><text:tab/>- STATUS – updates status and timestamp of an existing user<text:line-break/>- <text:span text:style-name="T1">Output formatting</text:span><text:line-break/><text:tab/>- <text:span text:style-name="T1">The final report should output one line for each user containing the users status and the <text:tab/>time of their last activity relative to a preset datetime<text:line-break/><text:tab/>- for online users the status is ONLINE<text:line-break/><text:tab/>- for AWAY and OFFLINE users the status is &lt;Last seen on ---- &gt; which is the time of the <text:tab/>users last activity relative to the current time<text:line-break/><text:tab/><text:tab/>- if the last activity was today the message is “last seen at hh:mm”<text:line-break/><text:tab/><text:tab/>- if the last activity was in the same month the message is “Last seen X day(s) ago”<text:line-break/><text:tab/><text:tab/>- otherwise the message is “last seen on dd/mm/yyyy”<text:line-break/></text:span><text:span text:style-name="T4">Design<text:line-break/></text:span><text:span text:style-name="T1">- the source file for main is in server-monitor.c, and the headers for the ADTs are date.h and list.h<text:line-break/><text:line-break/></text:span><text:span text:style-name="T5">Implementation<text:line-break/></text:span><text:span text:style-name="T8">- Implementation requirements<text:line-break/><text:tab/>- Files to implement: date.c and memberlist.c <text:line-break/><text:tab/>- Struct declarations: you do not need to redefine typedefs. only declare necessary structs<text:line-break/><text:tab/>- Compiler instructions<text:line-break/><text:tab/><text:tab/>- If you get a typedef error try adding -std=c11 to your code<text:line-break/><text:tab/><text:tab/>- Code must get compiled by clang with no –std flags on the school’s linux servers<text:line-break/><text:tab/>- Data structures to use<text:line-break/><text:tab/><text:tab/>- Use a </text:span><text:span text:style-name="T3">skip list</text:span><text:span text:style-name="T8"> as the base of the </text:span><text:span text:style-name="T3">MemberList </text:span><text:span text:style-name="T8">structure<text:line-break/><text:tab/><text:tab/>- this should be a randomized skip list. Use Select_level() to select the level of a new <text:tab/><text:tab/>node<text:line-break/>- Evaluation<text:line-break/><text:tab/>- </text:span><text:span text:style-name="T9">Marking depends on I) Design ii) implementation iii) correctness<text:line-break/><text:tab/>- Memory leaks incur penalties<text:line-break/><text:tab/>- server-monitor will be tested against VERY LARGE files<text:line-break/><text:tab/>- If your code does not compile you will not receive ANY marks<text:line-break/>- Testing your implementation<text:line-break/><text:tab/>- </text:span><text:span text:style-name="T10">in addition to server-monitor.c and memberlist.h you are provided a memberlist-linkedlist <text:tab/>which is a linked list implementation of memberlist.c. This allows you to test your <text:tab/>implementation of date.c against a working, albeit less efficient, implementation of <text:tab/>Memberlist<text:line-break/>- You are provided with two sample files, small.txt and large.txt, </text:span><text:span text:style-name="T11">and the expected output for those files, small.out and large.out. The output from your program after processing the former should be exactly the same as the latter.<text:line-break/><text:line-break/><text:line-break/><text:line-break/><text:line-break/></text:span><text:soft-page-break/><text:span text:style-name="T6">Submission<text:line-break/></text:span><text:span text:style-name="T11">- Submissions MUST be anonymous<text:line-break/>- The files you submit should be EXACTLY as follows:<text:line-break/> - date.c</text:span></text:p>
      <text:p text:style-name="P2"> - memberlist.c</text:p>
      <text:p text:style-name="P2"> - cw1report.pdf (in PDF only, contents are outlined below)</text:p>
      <text:p text:style-name="P2">All your code should go into the two .c files listed above. The .h files should remain</text:p>
      <text:p text:style-name="P2">unchanged. Please check your code against the provided header files as they are.</text:p>
      <text:p text:style-name="P2">You are responsible for the files you submit and will be marked accordingly. “Oh, I</text:p>
      <text:p text:style-name="P2">submitted the wrong file”, “I forgot to add this line”, etc. are not acceptable excuses.</text:p>
      <text:p text:style-name="P2">Comments are not expected, but adding some might make the job of the person marking</text:p>
      <text:p text:style-name="P2">your submission a bit easier, so use your discretion.</text:p>
      <text:p text:style-name="P2">The PDF report should include the following:</text:p>
      <text:p text:style-name="P2"></text:p>
      <text:p text:style-name="P2">- An “authorship statement” that clearly indicates for each part of your submitted</text:p>
      <text:p text:style-name="P2"><text:s text:c="2"/>code whether either of the following applies:</text:p>
      <text:p text:style-name="P2"><text:tab/>o “This is my own work as defined in the Academic Ethics agreement.”</text:p>
      <text:p text:style-name="P2"><text:tab/>o “This is my own work except for…”</text:p>
      <text:p text:style-name="P2"></text:p>
      <text:p text:style-name="P2">- The overall state of your solution based on running on an STLinux server:</text:p>
      <text:p text:style-name="P2"><text:tab/>a) Compilation: Does it compile without errors or warnings?</text:p>
      <text:p text:style-name="P2"><text:tab/>b) Test runs: Does it produce the expected output with the small and large test</text:p>
      <text:p text:style-name="P2"><text:tab/>inputs (see previous section)?</text:p>
      <text:p text:style-name="P2"><text:tab/>c) Bugs: Does your code have any bugs that you are aware of?<text:line-break/></text:p>
      <text:p text:style-name="P2">If your code works as expected, the report could be only a few lines long.</text:p>
      <text:p text:style-name="P2">Your report needs to be accurate. For instance, reporting that everything works when it</text:p>
      <text:p text:style-name="P2">does not compile is offensive.</text:p>
      <text:p text:style-name="P2">Submissions will be checked for collusion and plagiarism. It is better to submit an</text:p>
      <text:p text:style-name="P2">incomplete solution that is your own than a copy of someone else’s work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25T13:28:15.091603342</meta:creation-date>
    <dc:date>2025-10-25T14:29:47.038736254</dc:date>
    <meta:editing-duration>PT9M10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2" meta:paragraph-count="36" meta:word-count="687" meta:character-count="3985" meta:non-whitespace-character-count="3277"/>
  </office:meta>
</office:document-meta>
</file>